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8f9" officeooo:paragraph-rsid="001948f9"/>
    </style:style>
    <style:style style:name="P2" style:family="paragraph" style:parent-style-name="Standard">
      <style:text-properties fo:font-weight="bold" officeooo:rsid="001948f9" officeooo:paragraph-rsid="001948f9" style:font-weight-asian="bold" style:font-weight-complex="bold"/>
    </style:style>
    <style:style style:name="P3" style:family="paragraph" style:parent-style-name="Standard">
      <style:text-properties fo:font-weight="bold" officeooo:rsid="001aea34" officeooo:paragraph-rsid="001aea34" style:font-weight-asian="bold" style:font-weight-complex="bold"/>
    </style:style>
    <style:style style:name="P4" style:family="paragraph" style:parent-style-name="Standard">
      <style:text-properties fo:font-weight="bold" officeooo:rsid="001c9ac4" officeooo:paragraph-rsid="001c9ac4" style:font-weight-asian="bold" style:font-weight-complex="bold"/>
    </style:style>
    <style:style style:name="P5" style:family="paragraph" style:parent-style-name="Standard">
      <style:text-properties fo:font-weight="bold" officeooo:rsid="001fc365" officeooo:paragraph-rsid="001fc365" style:font-weight-asian="bold" style:font-weight-complex="bold"/>
    </style:style>
    <style:style style:name="P6" style:family="paragraph" style:parent-style-name="Standard">
      <style:text-properties fo:font-weight="bold" officeooo:rsid="001fc365" officeooo:paragraph-rsid="00208a1e" style:font-weight-asian="bold" style:font-weight-complex="bold"/>
    </style:style>
    <style:style style:name="P7" style:family="paragraph" style:parent-style-name="Standard">
      <style:text-properties fo:font-weight="bold" officeooo:rsid="00208a1e" officeooo:paragraph-rsid="00208a1e" style:font-weight-asian="bold" style:font-weight-complex="bold"/>
    </style:style>
    <style:style style:name="P8" style:family="paragraph" style:parent-style-name="Standard">
      <style:text-properties fo:font-weight="bold" officeooo:rsid="0022b274" officeooo:paragraph-rsid="0022b274" style:font-weight-asian="bold" style:font-weight-complex="bold"/>
    </style:style>
    <style:style style:name="P9" style:family="paragraph" style:parent-style-name="Standard">
      <style:text-properties fo:font-weight="normal" officeooo:rsid="001948f9" officeooo:paragraph-rsid="001948f9" style:font-weight-asian="normal" style:font-weight-complex="normal"/>
    </style:style>
    <style:style style:name="P10" style:family="paragraph" style:parent-style-name="Standard">
      <style:text-properties fo:font-weight="normal" officeooo:rsid="001aea34" officeooo:paragraph-rsid="001aea34" style:font-weight-asian="normal" style:font-weight-complex="normal"/>
    </style:style>
    <style:style style:name="P11" style:family="paragraph" style:parent-style-name="Standard">
      <style:text-properties fo:font-weight="normal" officeooo:rsid="001c9ac4" officeooo:paragraph-rsid="001c9ac4" style:font-weight-asian="normal" style:font-weight-complex="normal"/>
    </style:style>
    <style:style style:name="P12" style:family="paragraph" style:parent-style-name="Standard">
      <style:text-properties fo:font-weight="normal" officeooo:rsid="0022b274" officeooo:paragraph-rsid="0022b27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aea34"/>
    </style:style>
    <style:style style:name="T3" style:family="text">
      <style:text-properties fo:font-weight="normal" style:font-weight-asian="normal" style:font-weight-complex="normal"/>
    </style:style>
    <style:style style:name="T4" style:family="text">
      <style:text-properties fo:font-weight="normal" officeooo:rsid="00208a1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4:</text:p>
      <text:p text:style-name="P2"/>
      <text:p text:style-name="P2"/>
      <text:p text:style-name="P2">1)</text:p>
      <text:p text:style-name="P1"/>
      <text:p text:style-name="P2">At <text:s/>n = 10000</text:p>
      <text:p text:style-name="P1">At 10000 elements we notice that the speedup isn’t affected as much initially. This is mainly because the number of threads in this case is not enough to actualize a real change. Initially let’s assume multiple threads run summing individual parts of the array and come out with a response each. Hence the speedup is almost negligible.</text:p>
      <text:p text:style-name="P1"/>
      <text:p text:style-name="P1"><text:span text:style-name="T1">At <text:s/>n = 1000000</text:span><text:line-break/>We then consider 1000000 elements. In this case, we notice a good speedup initially, up until the point of having too many threads, where we reach the usual dilemma of having too many threads to merge eventually, which becomes <text:s/></text:p>
      <text:p text:style-name="P1"/>
      <text:p text:style-name="P2">At n = 100000000</text:p>
      <text:p text:style-name="P9">We later Consider this case with a much higher number of elements and notice a GOOD speedup. The reason for this speedup is because, having a large number of threads can really help in being able to actualize an advantage at a LARGE number of threads. <text:s/><text:span text:style-name="T2">The speedup as we notice increases uniformly, as having a large number of threads does help in that the elements being split and added in parallel benefits us over the threads being synchronized and hence helps us achieve good speedups, according to Amdah’s law which states that the greater the parallel part, than the sequential part, the more we can actualize the results.</text:span></text:p>
      <text:p text:style-name="P9"/>
      <text:p text:style-name="P10"/>
      <text:p text:style-name="P3">2)</text:p>
      <text:p text:style-name="P3"/>
      <text:p text:style-name="P3">At n = 1000 and granularity is 1 <text:s/></text:p>
      <text:p text:style-name="P3"/>
      <text:p text:style-name="P10">There is an irregular change in each of the different methods of parallel constructs. We notice that for a higher intensity the change is most visible. When the intensity is high, the requirement for parallelism is high. When The number of threads and speedup have a linear relation up until a dip point, at 12 threads, after which it goes back up again at the 16 thread mark, where we notice this change is noticed.</text:p>
      <text:p text:style-name="P10"/>
      <text:p text:style-name="P3">At n = 1000 and granularity is 1</text:p>
      <text:p text:style-name="P3"/>
      <text:p text:style-name="P10">Such an irregular change is also visible at an intensity of 100. For lower intensities, we notice the speedup isn’t as pronounced or variant as the two of these</text:p>
      <text:p text:style-name="P10"/>
      <text:p text:style-name="P10"/>
      <text:p text:style-name="P3">At n = 1000 and granularity is 10</text:p>
      <text:p text:style-name="P3"/>
      <text:p text:style-name="P10">As granularity goes up, we notice a more of a linear speedup. This is because, a greater number of elements in each thread means the capacity of the thread increases, which means at a higher intensity, this capacity is visible. But it must be noticed that when the number of threads is high enough (16), the linearity of the speedup is lost and a dip is noticed in the speedup.</text:p>
      <text:p text:style-name="P10"/>
      <text:p text:style-name="P10"/>
      <text:p text:style-name="P3"><text:soft-page-break/>At n=1000 granularity <text:s/>is 100</text:p>
      <text:p text:style-name="P3"/>
      <text:p text:style-name="P10">Here since n is much lower, we notice the change only for higher intensities. For lower intensities, this change is not as pronounced. <text:s/>This is because the need for parallelism becomes less pronounced at the lower intensities where it is operating. At the higher intensities, we notice a linear speedup, and a sharp spike at 16 threads, because this is a high number and can really help in increasing the efficiency of a high intensity program, with a low n value.</text:p>
      <text:p text:style-name="P10"/>
      <text:p text:style-name="P10"/>
      <text:p text:style-name="P3">At n=100000 gran=1</text:p>
      <text:p text:style-name="P3"/>
      <text:p text:style-name="P11">Here n is high enough that the change is visible at even a lower intensity of 100, as well as at 1000 intensity, since the granularity is small in the case, unlike the previous case, and is understandable that the speedup got low, when the number of threads reached 16 that the syncing becomes a real issue causing this drop.</text:p>
      <text:p text:style-name="P11"/>
      <text:p text:style-name="P4">At n=10000000 gran=100</text:p>
      <text:p text:style-name="P4"/>
      <text:p text:style-name="P11">This is a very high number with a high granularity, and here we notice a similar trait of having a noticable linear speedup with only a drop in the lower intensities, as at these intensities the need for such a high number of threads becomes moot as the syncing would cause an unwanted complexity.</text:p>
      <text:p text:style-name="P4"/>
      <text:p text:style-name="P4"/>
      <text:p text:style-name="P4"/>
      <text:p text:style-name="P4"/>
      <text:p text:style-name="P5">3)</text:p>
      <text:p text:style-name="P5"/>
      <text:p text:style-name="P5"/>
      <text:p text:style-name="P5"/>
      <text:p text:style-name="P6">iii) <text:span text:style-name="T3">The prefix sum algorithm uses a the cut and fix it method, which means each thread individually computes it’s own part sum, and then fixes their value, after loading their offsets which are calculated. The cut and fix can help , when there are a large number of threads, but when the number of threads doesn’t grow high enough to make the sync process longer and harder. </text:span><text:span text:style-name="T4">When the number of elements is low as 100000, we initially notice a loss in the speedup when the individual sums are calculated and merged, since just this many threads will cause an overhead rather than assist in the process. The speedup becomes more significant with the number of threads only as the number of elements increases.</text:span></text:p>
      <text:p text:style-name="P6"><text:span text:style-name="T4"/></text:p>
      <text:p text:style-name="P6"><text:span text:style-name="T4">We notice the best increase in speedup with threads at ,</text:span></text:p>
      <text:p text:style-name="P6"><text:span text:style-name="T4"/></text:p>
      <text:p text:style-name="P6"><text:span text:style-name="T4">n=100000000</text:span></text:p>
      <text:p text:style-name="P6"><text:span text:style-name="T4">n=1000000000</text:span><text:span text:style-name="T3"> </text:span></text:p>
      <text:p text:style-name="P6"><text:span text:style-name="T3"/></text:p>
      <text:p text:style-name="P7"><text:span text:style-name="T3">At these high values of n, the higher the number of threads the better.</text:span></text:p>
      <text:p text:style-name="P7"><text:span text:style-name="T3"/></text:p>
      <text:p text:style-name="P7"><text:span text:style-name="T3">But at lower values dips are noticed at a specific number of threads which surpass the perfect number.</text:span></text:p>
      <text:p text:style-name="P7"><text:span text:style-name="T3"/></text:p>
      <text:p text:style-name="P7"><text:span text:style-name="T3"/></text:p>
      <text:p text:style-name="P8"/>
      <text:p text:style-name="P8"><text:soft-page-break/></text:p>
      <text:p text:style-name="P8">4)</text:p>
      <text:p text:style-name="P8"/>
      <text:p text:style-name="P8"/>
      <text:p text:style-name="P8"/>
      <text:p text:style-name="P8"/>
      <text:p text:style-name="P8"/>
      <text:p text:style-name="P8"/>
      <text:p text:style-name="P8">iii)</text:p>
      <text:p text:style-name="P8"/>
      <text:p text:style-name="P8"/>
      <text:p text:style-name="P8">n = 10000</text:p>
      <text:p text:style-name="P8"/>
      <text:p text:style-name="P12">At this low value of number of elements when the number of threads initially increases to two, we notice that the change isn’t as apparent and the programs overhead increases and causes the performance to deteriorate. Eventually as the number of threads increases, we notice that the tasks are well split and a linear increase in the speedup is witnessed with the increase in number of threads.</text:p>
      <text:p text:style-name="P12"/>
      <text:p text:style-name="P8"><text:s/>N=1000000, n=100000000, n=1000000000</text:p>
      <text:p text:style-name="P8"/>
      <text:p text:style-name="P12">At all of the above values, we notice that the parallelism is has a linear improvement since the number of elements are significantly large, and that having a greater number of threads mostly only positively impacts the performance rather than cause it to deteriorate, which makes sense as splitting the task into many threads and merging them increases the parallel part of the program, and decreases the serial part. <text:s/>By Amdahl’s law the speedup is set to be higher and hence this change is acceptabl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2:11:18.973383011</meta:creation-date>
    <dc:date>2019-03-12T03:00:45.595810833</dc:date>
    <meta:editing-duration>PT10M52S</meta:editing-duration>
    <meta:editing-cycles>3</meta:editing-cycles>
    <meta:generator>LibreOffice/6.0.7.3$Linux_X86_64 LibreOffice_project/00m0$Build-3</meta:generator>
    <meta:document-statistic meta:table-count="0" meta:image-count="0" meta:object-count="0" meta:page-count="3" meta:paragraph-count="33" meta:word-count="955" meta:character-count="5373" meta:non-whitespace-character-count="4439"/>
  </office:meta>
</office:document-meta>
</file>